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8.13mm"/>
    </style:style>
    <style:style style:name="co2" style:family="table-column">
      <style:table-column-properties fo:break-before="auto" style:column-width="8.78mm"/>
    </style:style>
    <style:style style:name="co3" style:family="table-column">
      <style:table-column-properties fo:break-before="auto" style:column-width="19.42mm"/>
    </style:style>
    <style:style style:name="co4" style:family="table-column">
      <style:table-column-properties fo:break-before="auto" style:column-width="17.52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qSortTime" table:style-name="ta1">
        <table:shapes>
          <draw:frame draw:z-index="0" draw:style-name="gr1" draw:text-style-name="P1" svg:width="159.99mm" svg:height="89.99mm" svg:x="203.28mm" svg:y="1mm">
            <draw:object draw:notify-on-update-of-ranges="qSortTime.A1:qSortTime.A1 qSortTime.B1:qSortTime.I1 qSortTime.A2:qSortTime.A2 qSortTime.B2:qSortTime.I2 qSortTime.A3:qSortTime.A3 qSortTime.B3:qSortTime.I3 qSortTime.A4:qSortTime.A4 qSortTime.B4:qSortTime.I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column table:style-name="co3" table:number-columns-repeated="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Datasize(N)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</table:table-row>
        <table:table-row table:style-name="ro1">
          <table:table-cell office:value-type="string" calcext:value-type="string">
            <text:p>Randomly-Ordered Data Time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creasing-Ordered Data Tim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55887" calcext:value-type="float">
            <text:p>0.0155887</text:p>
          </table:table-cell>
          <table:table-cell office:value-type="float" office:value="0.0156502" calcext:value-type="float">
            <text:p>0.0156502</text:p>
          </table:table-cell>
          <table:table-cell office:value-type="float" office:value="0.0781036" calcext:value-type="float">
            <text:p>0.0781036</text:p>
          </table:table-cell>
          <table:table-cell office:value-type="float" office:value="0.296778" calcext:value-type="float">
            <text:p>0.296778</text:p>
          </table:table-cell>
          <table:table-cell office:value-type="float" office:value="1.04666" calcext:value-type="float">
            <text:p>1.04666</text:p>
          </table:table-cell>
        </table:table-row>
        <table:table-row table:style-name="ro1">
          <table:table-cell office:value-type="string" calcext:value-type="string">
            <text:p>Decreasing-Ordered Data Tim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55887" calcext:value-type="float">
            <text:p>0.0155887</text:p>
          </table:table-cell>
          <table:table-cell office:value-type="float" office:value="0.0468916" calcext:value-type="float">
            <text:p>0.0468916</text:p>
          </table:table-cell>
          <table:table-cell office:value-type="float" office:value="0.203084" calcext:value-type="float">
            <text:p>0.203084</text:p>
          </table:table-cell>
          <table:table-cell office:value-type="float" office:value="0.749819" calcext:value-type="float">
            <text:p>0.7498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8">00/00/0000</text:date>, <text:time style:data-style-name="N2" text:time-value="10:52:36.75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08T10:53:40.670000000</dc:date>
    <meta:editing-duration>PT2M30S</meta:editing-duration>
    <meta:editing-cycles>2</meta:editing-cycles>
    <meta:generator>LibreOffice/6.1.4.2$Windows_X86_64 LibreOffice_project/9d0f32d1f0b509096fd65e0d4bec26ddd1938fd3</meta:generator>
    <meta:document-statistic meta:table-count="1" meta:cell-count="3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9.92cm" svg:y="3.703cm" style:legend-expansion="high" chart:style-name="ch2"/>
        <chart:plot-area chart:style-name="ch3" table:cell-range-address="qSortTime.A1:qSortTime.I4" chart:data-source-has-labels="both" svg:x="0.32cm" svg:y="0.18cm" svg:width="9.28cm" svg:height="8.64cm">
          <chartooo:coordinate-region svg:x="1.047cm" svg:y="0.38cm" svg:width="8.088cm" svg:height="7.793cm"/>
          <chart:axis chart:dimension="x" chart:name="primary-x" chart:style-name="ch4" chartooo:axis-type="auto">
            <chartooo:date-scale/>
            <chart:categories table:cell-range-address="qSortTime.B1:qSortTime.I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qSortTime.B2:qSortTime.I2" chart:label-cell-address="qSortTime.A2:qSortTime.A2" chart:class="chart:line">
            <chart:data-point chart:repeated="8"/>
          </chart:series>
          <chart:series chart:style-name="ch7" chart:values-cell-range-address="qSortTime.B3:qSortTime.I3" chart:label-cell-address="qSortTime.A3:qSortTime.A3" chart:class="chart:line">
            <chart:data-point chart:repeated="8"/>
          </chart:series>
          <chart:series chart:style-name="ch8" chart:values-cell-range-address="qSortTime.B4:qSortTime.I4" chart:label-cell-address="qSortTime.A4:qSortTime.A4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  <draw:g>
                  <svg:desc>qSortTime.B1:qSortTime.I1</svg:desc>
                </draw:g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Randomly-Ordered Data Time</text:p>
                <draw:g>
                  <svg:desc>qSortTime.A2:qSortTime.A2</svg:desc>
                </draw:g>
              </table:table-cell>
              <table:table-cell office:value-type="float" office:value="0">
                <text:p>0</text:p>
                <draw:g>
                  <svg:desc>qSortTime.B2:qSortTime.I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creasing-Ordered Data Time</text:p>
                <draw:g>
                  <svg:desc>qSortTime.A3:qSortTime.A3</svg:desc>
                </draw:g>
              </table:table-cell>
              <table:table-cell office:value-type="float" office:value="0">
                <text:p>0</text:p>
                <draw:g>
                  <svg:desc>qSortTime.B3:qSortTime.I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55887">
                <text:p>0.0155887</text:p>
              </table:table-cell>
              <table:table-cell office:value-type="float" office:value="0.0156502">
                <text:p>0.0156502</text:p>
              </table:table-cell>
              <table:table-cell office:value-type="float" office:value="0.0781036">
                <text:p>0.0781036</text:p>
              </table:table-cell>
              <table:table-cell office:value-type="float" office:value="0.296778">
                <text:p>0.296778</text:p>
              </table:table-cell>
              <table:table-cell office:value-type="float" office:value="1.04666">
                <text:p>1.04666</text:p>
              </table:table-cell>
            </table:table-row>
            <table:table-row>
              <table:table-cell office:value-type="string">
                <text:p>Decreasing-Ordered Data Time</text:p>
                <draw:g>
                  <svg:desc>qSortTime.A4:qSortTime.A4</svg:desc>
                </draw:g>
              </table:table-cell>
              <table:table-cell office:value-type="float" office:value="0">
                <text:p>0</text:p>
                <draw:g>
                  <svg:desc>qSortTime.B4:qSortTime.I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55887">
                <text:p>0.0155887</text:p>
              </table:table-cell>
              <table:table-cell office:value-type="float" office:value="0.0468916">
                <text:p>0.0468916</text:p>
              </table:table-cell>
              <table:table-cell office:value-type="float" office:value="0.203084">
                <text:p>0.203084</text:p>
              </table:table-cell>
              <table:table-cell office:value-type="float" office:value="0.749819">
                <text:p>0.7498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Windows_X86_64 LibreOffice_project/9d0f32d1f0b509096fd65e0d4bec26ddd1938fd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